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may-break-between-rows="true"/>
    </style:style>
    <style:style style:name="T2" style:family="table">
      <style:table-properties fo:may-break-between-rows="false"/>
    </style:style>
  </office:automatic-styles>
  <office:body>
    <office:text>
      <text:p>this is an example of table with a page break after the table.</text:p>
      <table:table table:name="Table1" table:style-name="T1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a page break before the table.</text:p>
      <table:table table:name="Table2" table:style-name="T2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